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3" style:family="paragraph" style:parent-style-name="Standard">
      <style:paragraph-properties fo:margin-top="0cm" fo:margin-bottom="0cm" style: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4" style:family="paragraph" style:parent-style-name="Text_20_body">
      <style:paragraph-properties fo:margin-top="0cm" fo:margin-bottom="0cm" style: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5" style:family="paragraph" style:parent-style-name="Heading_20_2">
      <style:paragraph-properties fo:text-align="center" style:justify-single-word="false" fo:break-before="page"/>
    </style:style>
    <style:style style:name="P16"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4"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3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49"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0"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1"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52"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53" style:family="paragraph" style:parent-style-name="Text_20_body" style:master-page-name="">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4" style:family="paragraph" style:parent-style-name="Heading_20_1"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55" style:family="paragraph" style:parent-style-name="Text_20_body"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6"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57"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0"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62"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63"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64"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65" style:family="paragraph" style:parent-style-name="Standard" style:list-style-name="L1">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66" style:family="paragraph" style:parent-style-name="Standard" style:list-style-name="L2">
      <loext:graphic-properties draw:fill="none"/>
      <style:paragraph-properties fo:margin-top="0cm" fo:margin-bottom="0cm" style: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2"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weight="normal" style:font-size-asian="12pt" style:font-weight-asian="normal" style:font-size-complex="12pt" style:font-weight-complex="normal"/>
    </style:style>
    <style:style style:name="T54" style:family="text">
      <style:text-properties style:font-name="Liberation Serif" officeooo:rsid="087b3844"/>
    </style:style>
    <style:style style:name="T55" style:family="text">
      <style:text-properties style:font-name="Liberation Serif" officeooo:rsid="0618191e"/>
    </style:style>
    <style:style style:name="T56" style:family="text">
      <style:text-properties fo:font-variant="normal" fo:text-transform="none" fo:color="#000514" loext:opacity="100%"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514" loext:opacity="100%" style:font-name="Liberation Serif" fo:letter-spacing="normal"/>
    </style:style>
    <style:style style:name="T58" style:family="text">
      <style:text-properties fo:font-variant="normal" fo:text-transform="none" fo:color="#000514" loext:opacity="100%" style:font-name="Liberation Serif" fo:letter-spacing="normal" officeooo:rsid="0618191e"/>
    </style:style>
    <style:style style:name="T59" style:family="text">
      <style:text-properties fo:font-variant="normal" fo:text-transform="none" fo:color="#000514" loext:opacity="100%" style:font-name="Liberation Serif" fo:letter-spacing="normal" fo:font-style="italic" officeooo:rsid="0618191e" style:font-style-asian="italic" style:font-style-complex="italic"/>
    </style:style>
    <style:style style:name="T60" style:family="text">
      <style:text-properties fo:font-variant="normal" fo:text-transform="none" fo:color="#000514" loext:opacity="100%" style:font-name="Liberation Serif" fo:letter-spacing="normal" officeooo:rsid="087d3117"/>
    </style:style>
    <style:style style:name="T61" style:family="text">
      <style:text-properties fo:font-variant="normal" fo:text-transform="none" fo:color="#000514" loext:opacity="100%" style:font-name="Liberation Serif" fo:letter-spacing="normal" officeooo:rsid="087d3117" style:font-name-asian="Noto Sans CJK SC Regular" style:font-name-complex="FreeSans"/>
    </style:style>
    <style:style style:name="T62" style:family="text">
      <style:text-properties fo:font-variant="normal" fo:text-transform="none" fo:color="#000514" loext:opacity="100%" style:font-name="Liberation Serif" fo:letter-spacing="normal" officeooo:rsid="08807b36"/>
    </style:style>
    <style:style style:name="T63" style:family="text">
      <style:text-properties officeooo:rsid="08807b36"/>
    </style:style>
    <style:style style:name="T64" style:family="text">
      <style:text-properties officeooo:rsid="0881bdee"/>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
            <text:p text:style-name="P1"/>
            <text:p text:style-name="P11">Informe <text:span text:style-name="T8">de la investigación realizada sobre</text:span></text:p>
            <text:p text:style-name="P12">algunos requisitos no funcionales</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Profesor</text:p>
            <text:p text:style-name="P7">Róbinson Coronado García</text:p>
            <text:p text:style-name="P2"/>
            <text:p text:style-name="P2"/>
            <text:p text:style-name="P1"/>
            <text:p text:style-name="P1"/>
            <text:p text:style-name="P9">Alumno</text:p>
            <text:p text:style-name="P3">Oscar Darío Botero Vargas</text:p>
            <text:p text:style-name="P3">C.C. 71’764,308</text:p>
            <text:p text:style-name="P3"/>
            <text:p text:style-name="P8">Kelly Stefanía Tobón Montoya</text:p>
            <text:p text:style-name="P8">C.C. 1,038,814,926 </text:p>
            <text:p text:style-name="P64"/>
            <text:p text:style-name="P64">Juan Guillrmo Hernádez Alarcón</text:p>
            <text:p text:style-name="P63">C.C. 1,0<text:span text:style-name="T64">2</text:span>8,<text:span text:style-name="T64">034</text:span>,<text:span text:style-name="T64">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3"/>
      <text:p text:style-name="P19"><text:soft-page-break/></text:p>
      <text:p text:style-name="P20">Según el artículo <text:span text:style-name="T3">Requerimientos Funcionales y No Funcionales, ejemplos y tips</text:span><text:span text:style-name="T11"> (20 de abril de 2018), los requisitos NO funcionales son los que:</text:span></text:p>
      <text:p text:style-name="P16">...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19"/>
      <text:p text:style-name="P21">Al respecto, el artículo <text:span text:style-name="T3">Non-functional requirement</text:span><text:span text:style-name="T11"> (11 de septiembre de 2020) </text:span>también dice que:</text:p>
      <text:p text:style-name="P16">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19"/>
      <text:p text:style-name="P19"/>
      <text:p text:style-name="P26">A continuación presento 7 requisitos no funcionales.</text:p>
      <text:p text:style-name="P19"/>
      <text:p text:style-name="P19"/>
      <text:p text:style-name="P30">Adaptabilidad</text:p>
      <text:p text:style-name="P22">El artículo <text:span text:style-name="T3">Adaptability</text:span><text:span text:style-name="T11"> (</text:span>29 <text:span text:style-name="T13">de </text:span>abril <text:span text:style-name="T13">de 2020) dice que:</text:span></text:p>
      <text:p text:style-name="P16">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19"/>
      <text:p text:style-name="P19"/>
      <text:p text:style-name="P31">Transparencia</text:p>
      <text:p text:style-name="P23">El artículo <text:span text:style-name="T4">Transparency (behavior)</text:span><text:span text:style-name="T7"> (8 de julio de 2020) dice que:</text:span></text:p>
      <text:p text:style-name="P17">En el mundo del software informático, el software de código abierto se refiere a la creación de software, al que se puede acceder libremente al código fuente subyacente. Esto permite su uso, estudio y modificación sin restricciones.</text:p>
      <text:p text:style-name="P17"/>
      <text:p text:style-name="P17">En seguridad informática, el debate continúa en cuanto a los méritos relativos de la divulgación completa de las vulnerabilidades de seguridad, frente a un enfoque de seguridad por oscuridad.</text:p>
      <text:p text:style-name="P17"/>
      <text:p text:style-name="P17">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4"/>
      <text:p text:style-name="P24"/>
      <text:p text:style-name="P31"><text:span text:style-name="T22">L</text:span>egibilidad</text:p>
      <text:p text:style-name="P25">Según el artículo <text:span text:style-name="T4">Readability of source code</text:span><text:span text:style-name="T7"> (14 de septiembre de 2020):</text:span></text:p>
      <text:p text:style-name="P17"><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7"/>
      <text:p text:style-name="P17">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7"/>
      <text:p text:style-name="P17">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7"/>
      <text:list xml:id="list3872000801" text:style-name="L1">
        <text:list-item>
          <text:p text:style-name="P65">Diferentes estilos de sangría (espacios en blanco)</text:p>
        </text:list-item>
        <text:list-item>
          <text:p text:style-name="P65">Comentarios</text:p>
        </text:list-item>
        <text:list-item>
          <text:p text:style-name="P65">Descomposición</text:p>
        </text:list-item>
        <text:list-item>
          <text:p text:style-name="P65">Convenciones de nomenclatura para objetos (como variables, clases, procedimientos, etc.)</text:p>
        </text:list-item>
      </text:list>
      <text:p text:style-name="P17"/>
      <text:p text:style-name="P17">Los aspectos de presentación de esto (como sangrías, saltos de línea, resaltado de color, etc.) a menudo son manejados por el editor de código fuente, pero los aspectos de contenido reflejan el talento y las habilidades del programador.</text:p>
      <text:p text:style-name="P17"/>
      <text:p text:style-name="P17">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4"/>
      <text:p text:style-name="P24"/>
      <text:p text:style-name="P32">Entorno de Desarrollo</text:p>
      <text:p text:style-name="P27">Según el artículo <text:span text:style-name="T3">Deployment environment</text:span><text:span text:style-name="T11"> (5 de mayo de 2020):</text:span></text:p>
      <text:p text:style-name="P18">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18"/>
      <text:p text:style-name="P18">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4"/>
      <text:p text:style-name="P33">Soportabilidad</text:p>
      <text:p text:style-name="P28">Según el artículo <text:span text:style-name="T59">Conceptos de Confiabilidad, Mantenibilidad y Soportabilidad</text:span><text:span text:style-name="T3"> </text:span><text:span text:style-name="T11">(</text:span><text:span text:style-name="T54">19</text:span><text:span text:style-name="T55"> de </text:span><text:span text:style-name="T54">abril</text:span><text:span text:style-name="T55"> de 20</text:span><text:span text:style-name="T54">17</text:span><text:span text:style-name="T11">): <text:tab/></text:span></text:p>
      <text:p text:style-name="P56">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52" text:outline-level="1"/>
      <text:h text:style-name="P51" text:outline-level="1"><text:span text:style-name="T57">Según el artículo </text:span><text:span text:style-name="T59">Capturing Architectural Requirement</text:span><text:span text:style-name="T58">s. </text:span><text:span text:style-name="T60">(</text:span><text:span text:style-name="T61">15 de noviembre de 2005</text:span><text:span text:style-name="T60">)</text:span><text:span text:style-name="T58"> </text:span></text:h>
      <text:p text:style-name="P55">La capacidad de soporte se refiere a características tales como capacidad de prueba, adaptabilidad, mantenibilidad, compatibilidad, configurabilidad, instalabilidad, escalabilidad y localización.</text:p>
      <text:p text:style-name="P59"/>
      <text:p text:style-name="P34">Compatibilidad</text:p>
      <text:p text:style-name="P29">Según el artículo <text:span text:style-name="T2">Requisitos no funcionales</text:span><text:span text:style-name="T11">: <text:tab/></text:span></text:p>
      <text:p text:style-name="P57"><text:span text:style-name="T63">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58"/>
      <text:list xml:id="list2985160726" text:style-name="L2">
        <text:list-item>
          <text:p text:style-name="P66">Coexistencia: Capacidad del producto para coexistir con otro software independiente, en un entorno común, compartiendo recursos comunes sin detrimento.</text:p>
          <text:p text:style-name="P66"/>
        </text:list-item>
        <text:list-item>
          <text:p text:style-name="P66">Interoperabilidad: Capacidad de dos o más sistemas o componentes para intercambiar información y utilizar la información intercambiada.</text:p>
        </text:list-item>
      </text:list>
      <text:h text:style-name="P60" text:outline-level="1"/>
      <text:h text:style-name="P54" text:outline-level="1"><text:span text:style-name="T62">Ejemplo: </text:span><text:span text:style-name="T58">El sistema deberá ser compatible con los navegadores Internet Explorer 6 y Mozilla Firefox 3.</text:span></text:h>
      <text:h text:style-name="P15" text:outline-level="2">Referencias</text:h>
      <text:p text:style-name="P14"/>
      <text:p text:style-name="P53">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39"/>
      <text:p text:style-name="P40">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38"/>
      <text:p text:style-name="P35"><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1"/>
      <text:p text:style-name="P36"><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2"/>
      <text:p text:style-name="P37"><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43"/>
      <text:p text:style-name="P44"><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44"/>
      <text:h text:style-name="P49" text:outline-level="1"><text:span text:style-name="T56">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1">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3">https://es.scribd.com/document/345774524/Conceptos-de-Confiabilidad-Mantenibilidad-y-Soportabilidad</text:span></text:a></text:h>
      <text:p text:style-name="P45"/>
      <text:h text:style-name="P49" text:outline-level="1"><text:span text:style-name="T56">Capturing Architectural Requirements</text:span><text:span text:style-name="T44">. </text:span><text:span text:style-name="T47">(</text:span><text:span text:style-name="T49">15 de noviembre de 2005</text:span><text:span text:style-name="T47">)</text:span><text:span text:style-name="T44"> En </text:span><text:span text:style-name="Emphasis"><text:span text:style-name="T51">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3">https://www.ibm.com/developerworks/rational/library/4706.html</text:span></text:a></text:h>
      <text:p text:style-name="P46"/>
      <text:h text:style-name="P50" text:outline-level="1"><text:span text:style-name="T56">Requisitos no funcionales</text:span><text:span text:style-name="T44">. En </text:span><text:span text:style-name="T52">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3">https://personales.unican.es/blancobc/apuntesis/modeladoUML/RNF/index.html</text:span></text:a></text:h>
      <text:p text:style-name="P47"/>
      <text:h text:style-name="P50" text:outline-level="1"><text:span text:style-name="T56">Especificación de Requisitos del Sistema</text:span><text:span text:style-name="T44">. </text:span><text:span text:style-name="T47">(</text:span><text:span text:style-name="T48">1</text:span><text:span text:style-name="T49"> de </text:span><text:span text:style-name="T50">marzo</text:span><text:span text:style-name="T49"> de 20</text:span><text:span text:style-name="T50">13</text:span><text:span text:style-name="T47">)</text:span><text:span text:style-name="T44"> En </text:span><text:span text:style-name="Emphasis"><text:span text:style-name="T51">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3">http://www.juntadeandalucia.es/servicios/madeja/contenido/recurso/407</text:span></text:a></text:h>
      <text:p text:style-name="P47"/>
      <text:p text:style-name="P47"/>
      <text:p text:style-name="P47"/>
      <text:p text:style-name="P47"/>
      <text:p text:style-name="P46"/>
      <text:p text:style-name="P48"/>
      <text:p text:style-name="P41"/>
      <text:p text:style-name="P41"><text:soft-page-break/></text:p>
      <text:p text:style-name="P41"/>
      <text:p text:style-name="P41"/>
      <text:p text:style-name="P41"/>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scar Darío Botero Vargas</meta:initial-creator>
    <meta:creation-date>2019-12-15T15:55:36.764007651</meta:creation-date>
    <dc:date>2020-09-18T21:11:32.777000000</dc:date>
    <meta:editing-duration>P3DT22H48M25S</meta:editing-duration>
    <meta:editing-cycles>1966</meta:editing-cycles>
    <meta:generator>LibreOffice/7.0.1.2$Windows_X86_64 LibreOffice_project/7cbcfc562f6eb6708b5ff7d7397325de9e764452</meta:generator>
    <meta:document-statistic meta:table-count="0" meta:image-count="0" meta:object-count="0" meta:page-count="6" meta:paragraph-count="66" meta:word-count="1471" meta:character-count="10488" meta:non-whitespace-character-count="9082"/>
  </office:meta>
</office:document-meta>
</file>